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57e" officeooo:paragraph-rsid="001a8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26:12.066281381</meta:creation-date>
    <dc:date>2017-10-31T19:26:27.089679785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5.4.1.2$Linux_X86_64 LibreOffice_project/40m0$Build-2</meta:generator>
  </office:meta>
</office:document-meta>
</file>